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8ab1" officeooo:paragraph-rsid="00008ab1" style:font-weight-asian="bold" style:font-weight-complex="bold"/>
    </style:style>
    <style:style style:name="P2" style:family="paragraph" style:parent-style-name="Standard">
      <style:text-properties fo:font-weight="normal" officeooo:rsid="00008ab1" officeooo:paragraph-rsid="00008ab1" style:font-weight-asian="normal" style:font-weight-complex="normal"/>
    </style:style>
    <style:style style:name="P3" style:family="paragraph" style:parent-style-name="Standard">
      <style:text-properties fo:font-weight="normal" officeooo:rsid="00010965" officeooo:paragraph-rsid="00010965" style:font-weight-asian="normal" style:font-weight-complex="normal"/>
    </style:style>
    <style:style style:name="P4" style:family="paragraph" style:parent-style-name="Standard">
      <style:text-properties fo:font-weight="normal" officeooo:rsid="0002bf0e" officeooo:paragraph-rsid="0002bf0e" style:font-weight-asian="normal" style:font-weight-complex="normal"/>
    </style:style>
    <style:style style:name="P5" style:family="paragraph" style:parent-style-name="Standard">
      <style:text-properties fo:font-weight="normal" officeooo:rsid="0004e703" officeooo:paragraph-rsid="0004e703" style:font-weight-asian="normal" style:font-weight-complex="normal"/>
    </style:style>
    <style:style style:name="P6" style:family="paragraph" style:parent-style-name="Standard">
      <style:text-properties fo:font-weight="normal" officeooo:rsid="0004e703" officeooo:paragraph-rsid="00067465" style:font-weight-asian="normal" style:font-weight-complex="normal"/>
    </style:style>
    <style:style style:name="T1" style:family="text">
      <style:text-properties officeooo:rsid="00067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</text:p>
      <text:p text:style-name="P2"/>
      <text:p text:style-name="P2"/>
      <text:p text:style-name="P2">show which page is active</text:p>
      <text:p text:style-name="P2"/>
      <text:p text:style-name="P2">get images of equal height in same row</text:p>
      <text:p text:style-name="P2"/>
      <text:p text:style-name="P3">email system</text:p>
      <text:p text:style-name="P3"/>
      <text:p text:style-name="P4">lin<text:span text:style-name="T1">e</text:span> spacing – 145pt</text:p>
      <text:p text:style-name="P5"/>
      <text:p text:style-name="P6">get a font from Google Fonts.</text:p>
      <text:p text:style-name="P6"/>
      <text:p text:style-name="P6"><text:span text:style-name="T1">Light box for images – link saved (to vide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8-12-27T23:14:48.433000000</dc:date>
    <meta:editing-duration>PT30M38S</meta:editing-duration>
    <meta:editing-cycles>8</meta:editing-cycles>
    <meta:document-statistic meta:table-count="0" meta:image-count="0" meta:object-count="0" meta:page-count="1" meta:paragraph-count="7" meta:word-count="33" meta:character-count="172" meta:non-whitespace-character-count="144"/>
  </office:meta>
</office:document-meta>
</file>